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9"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9"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0"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2"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3"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4"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7"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8"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9"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70"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1"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2"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3"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4"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81"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82"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83"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84"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85"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86"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87"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88"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89"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90"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1"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2"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93"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94"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95"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96"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7"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officeooo:rsid="004c59fc"/>
    </style:style>
    <style:style style:name="T44" style:family="text">
      <style:text-properties officeooo:rsid="004e0b9b"/>
    </style:style>
    <style:style style:name="T45" style:family="text">
      <style:text-properties officeooo:rsid="00552e70"/>
    </style:style>
    <style:style style:name="T46" style:family="text">
      <style:text-properties officeooo:rsid="0055ca30"/>
    </style:style>
    <style:style style:name="T47" style:family="text">
      <style:text-properties officeooo:rsid="005729e3"/>
    </style:style>
    <style:style style:name="T48" style:family="text">
      <style:text-properties officeooo:rsid="005c1495"/>
    </style:style>
    <style:style style:name="T49" style:family="text">
      <style:text-properties officeooo:rsid="005d7fb5"/>
    </style:style>
    <style:style style:name="T50" style:family="text">
      <style:text-properties officeooo:rsid="005d82b1"/>
    </style:style>
    <style:style style:name="T51" style:family="text">
      <style:text-properties officeooo:rsid="0064a505"/>
    </style:style>
    <style:style style:name="T52" style:family="text">
      <style:text-properties officeooo:rsid="0067ae7b"/>
    </style:style>
    <style:style style:name="T53" style:family="text">
      <style:text-properties officeooo:rsid="006f4477"/>
    </style:style>
    <style:style style:name="T54" style:family="text">
      <style:text-properties officeooo:rsid="007140dc"/>
    </style:style>
    <style:style style:name="T55" style:family="text">
      <style:text-properties officeooo:rsid="00774f9e"/>
    </style:style>
    <style:style style:name="T56" style:family="text">
      <style:text-properties officeooo:rsid="007ded64"/>
    </style:style>
    <style:style style:name="T57" style:family="text">
      <style:text-properties officeooo:rsid="0084abcc"/>
    </style:style>
    <style:style style:name="T58" style:family="text">
      <style:text-properties officeooo:rsid="00856b8d"/>
    </style:style>
    <style:style style:name="T59" style:family="text">
      <style:text-properties officeooo:rsid="0089eef8"/>
    </style:style>
    <style:style style:name="T60" style:family="text">
      <style:text-properties officeooo:rsid="008b84e4"/>
    </style:style>
    <style:style style:name="T61" style:family="text">
      <style:text-properties officeooo:rsid="008dc4ce"/>
    </style:style>
    <style:style style:name="T62" style:family="text">
      <style:text-properties officeooo:rsid="0095506b"/>
    </style:style>
    <style:style style:name="T63" style:family="text">
      <style:text-properties officeooo:rsid="00963caa"/>
    </style:style>
    <style:style style:name="T64" style:family="text">
      <style:text-properties officeooo:rsid="00995a95"/>
    </style:style>
    <style:style style:name="T65" style:family="text">
      <style:text-properties officeooo:rsid="0099aac9"/>
    </style:style>
    <style:style style:name="T66" style:family="text">
      <style:text-properties officeooo:rsid="00a7dfe1"/>
    </style:style>
    <style:style style:name="T67" style:family="text">
      <style:text-properties officeooo:rsid="00a8b7cb"/>
    </style:style>
    <style:style style:name="T68" style:family="text">
      <style:text-properties officeooo:rsid="00aa4464"/>
    </style:style>
    <style:style style:name="T69" style:family="text">
      <style:text-properties officeooo:rsid="00b62b61"/>
    </style:style>
    <style:style style:name="T70" style:family="text">
      <style:text-properties officeooo:rsid="00b8173f"/>
    </style:style>
    <style:style style:name="T71" style:family="text">
      <style:text-properties officeooo:rsid="00cbdeec"/>
    </style:style>
    <style:style style:name="T72" style:family="text">
      <style:text-properties officeooo:rsid="00e8018e"/>
    </style:style>
    <style:style style:name="T73" style:family="text">
      <style:text-properties officeooo:rsid="00e9b76e"/>
    </style:style>
    <style:style style:name="T74" style:family="text">
      <style:text-properties officeooo:rsid="00eb83b3"/>
    </style:style>
    <style:style style:name="T75" style:family="text">
      <style:text-properties officeooo:rsid="00f6487f"/>
    </style:style>
    <style:style style:name="T76" style:family="text">
      <style:text-properties officeooo:rsid="00f8afcb"/>
    </style:style>
    <style:style style:name="T77" style:family="text">
      <style:text-properties officeooo:rsid="00f93805"/>
    </style:style>
    <style:style style:name="T78" style:family="text">
      <style:text-properties officeooo:rsid="00fa476a"/>
    </style:style>
    <style:style style:name="T79" style:family="text">
      <style:text-properties officeooo:rsid="0101537a"/>
    </style:style>
    <style:style style:name="T80" style:family="text">
      <style:text-properties officeooo:rsid="010178ff"/>
    </style:style>
    <style:style style:name="T81" style:family="text">
      <style:text-properties officeooo:rsid="01055577"/>
    </style:style>
    <style:style style:name="T82" style:family="text">
      <style:text-properties officeooo:rsid="010f655e"/>
    </style:style>
    <style:style style:name="T83" style:family="text">
      <style:text-properties officeooo:rsid="01150d1a"/>
    </style:style>
    <style:style style:name="T84" style:family="text">
      <style:text-properties officeooo:rsid="011dbe66"/>
    </style:style>
    <style:style style:name="T85" style:family="text">
      <style:text-properties officeooo:rsid="011fd0e8"/>
    </style:style>
    <style:style style:name="T86" style:family="text">
      <style:text-properties officeooo:rsid="01239e3b"/>
    </style:style>
    <style:style style:name="T87" style:family="text">
      <style:text-properties officeooo:rsid="01260e53"/>
    </style:style>
    <style:style style:name="T88" style:family="text">
      <style:text-properties officeooo:rsid="01261f42"/>
    </style:style>
    <style:style style:name="T89" style:family="text">
      <style:text-properties officeooo:rsid="0126aa5b"/>
    </style:style>
    <style:style style:name="T90" style:family="text">
      <style:text-properties officeooo:rsid="012895c1"/>
    </style:style>
    <style:style style:name="T91" style:family="text">
      <style:text-properties officeooo:rsid="012de248"/>
    </style:style>
    <style:style style:name="T92" style:family="text">
      <style:text-properties officeooo:rsid="01303a0f"/>
    </style:style>
    <style:style style:name="T93" style:family="text">
      <style:text-properties officeooo:rsid="0131f0dc"/>
    </style:style>
    <style:style style:name="T94" style:family="text">
      <style:text-properties officeooo:rsid="0133d248"/>
    </style:style>
    <style:style style:name="T95" style:family="text">
      <style:text-properties officeooo:rsid="01367077"/>
    </style:style>
    <style:style style:name="T96" style:family="text">
      <style:text-properties officeooo:rsid="013c8320"/>
    </style:style>
    <style:style style:name="T97" style:family="text">
      <style:text-properties officeooo:rsid="013fd6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9">HBS Proxy</text:p>
      <text:p text:style-name="P19">Entwickeln einer Serversoftware zur Reservierung von Hotelzimmern</text:p>
      <text:p text:style-name="P19"/>
      <text:p text:style-name="P19">Abgabetermin 27.05.2016</text:p>
      <text:p text:style-name="P19"/>
      <text:p text:style-name="P19">Prüfungsbewerber:</text:p>
      <text:p text:style-name="P19">Jan Erik Helmle</text:p>
      <text:p text:style-name="P19">Maybachufer 6</text:p>
      <text:p text:style-name="P19">12047 Berlin</text:p>
      <text:p text:style-name="P19"/>
      <text:p text:style-name="P19">Ausbildungsbetrieb:</text:p>
      <text:p text:style-name="P19">mobile-ad-media GmbH</text:p>
      <text:p text:style-name="P19">Scheringstrasse 2</text:p>
      <text:p text:style-name="P19">13355 Berlin</text:p>
      <text:p text:style-name="P19"/>
      <text:p text:style-name="P61">Prüfungsausschuss: FIAN 11</text:p>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8">2.<text:tab/>Projektplanung</text:p>
      <text:p text:style-name="P18"><text:tab/>2.1<text:tab/><text:span text:style-name="T14">Soll Konzept</text:span></text:p>
      <text:p text:style-name="P88"><text:tab/>2.2<text:tab/>Projektphasen und Zeitplanung</text:p>
      <text:p text:style-name="P88"><text:span text:style-name="T84"><text:tab/>2.3<text:tab/>Eingesetzte Mittel</text:span></text:p>
      <text:p text:style-name="P88"><text:tab/><text:span text:style-name="T84">2.4<text:tab/>Projektkosten</text:span><text:tab/></text:p>
      <text:p text:style-name="P20">3.<text:tab/>Analysephase</text:p>
      <text:p text:style-name="P23"><text:tab/>3.1<text:tab/>Analyse des grafischen Entwurfs</text:p>
      <text:p text:style-name="P23"><text:tab/>3.2<text:tab/>Ermittlung der beteiligten Entitäten</text:p>
      <text:p text:style-name="P24"><text:tab/>3.3<text:tab/>Ermittlung der Beziehungen der Entitäten</text:p>
      <text:p text:style-name="P20"><text:tab/><text:span text:style-name="T18">3.4<text:tab/>Analyse des Dialogs zwischen Proxy und App</text:span></text:p>
      <text:p text:style-name="P20">4.<text:tab/>Entwurfsphase</text:p>
      <text:p text:style-name="P25"><text:tab/>4.1<text:tab/>Erstellung des UML – Sequenzdiagramms</text:p>
      <text:p text:style-name="P25"><text:tab/>4.2<text:tab/>Erstellen des Klassendiagramms</text:p>
      <text:p text:style-name="P26"><text:tab/>4.3<text:tab/>Entwurf des Datenbankmodells</text:p>
      <text:p text:style-name="P28"><text:tab/>4.4<text:tab/>Definition der JSON Objekte</text:p>
      <text:p text:style-name="P28"><text:tab/>4.5<text:tab/>Definition der Endpunkte<text:tab/></text:p>
      <text:p text:style-name="P20">5.<text:tab/>Realisierungsphase</text:p>
      <text:p text:style-name="P28"><text:tab/>5.1<text:tab/>Aufbau der Repositorystruktur <text:span text:style-name="T64">und Installation Symfony3</text:span></text:p>
      <text:p text:style-name="P20"><text:tab/><text:span text:style-name="T19">5.2<text:tab/>Implementierung der Modelle</text:span><text:tab/></text:p>
      <text:p text:style-name="P29"><text:tab/>5.3<text:tab/>Implementierung der Steuerung und Abfragen</text:p>
      <text:p text:style-name="P21"><text:span text:style-name="T65"><text:tab/>5.4<text:tab/>Implementierung der Testdaten</text:span><text:tab/></text:p>
      <text:p text:style-name="P20">6.<text:tab/>Qualitätsmanagement</text:p>
      <text:p text:style-name="P20"><text:tab/><text:tab/><text:span text:style-name="T19">Fehlerbehebung</text:span></text:p>
      <text:p text:style-name="P20"><text:tab/><text:tab/><text:span text:style-name="T19">Codereview</text:span><text:tab/><text:tab/></text:p>
      <text:p text:style-name="P27">7.<text:tab/>Einführungsphase</text:p>
      <text:p text:style-name="P27"><text:tab/><text:tab/><text:span text:style-name="T23">Ü</text:span>bergabe der Software und Inbetriebnahme</text:p>
      <text:p text:style-name="P20"><text:span text:style-name="T19">8.</text:span><text:tab/><text:span text:style-name="T17">Projektergebnisse</text:span></text:p>
      <text:p text:style-name="P20"><text:tab/><text:tab/><text:span text:style-name="T61">Soll- Istvergleich</text:span></text:p>
      <text:p text:style-name="P20"><text:tab/><text:tab/><text:span text:style-name="T61">Fazit</text:span></text:p>
      <text:p text:style-name="P49"><text:soft-page-break/>Abkürzungsverzeichnis</text:p>
      <text:p text:style-name="P49"/>
      <text:p text:style-name="P49">URL:<text:tab/>Uniform Resource Locator – <text:span text:style-name="T58">einheitlicher Ressourcenzeiger</text:span></text:p>
      <text:p text:style-name="P50">JSON:<text:tab/>Java Script Object Notation – <text:span text:style-name="T59">kompaktes Datenformat</text:span></text:p>
      <text:p text:style-name="P66">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1">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gehoste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8">Die Geschäftleitung wird von Herrn Schmitz übernommen, Herr Thierfelder ist Festangestellter von MAM sowie Praktikumsbetreuer und Diplom-Informatiker. <text:span text:style-name="T50">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Herr Friedemar Blohm unternahm einen umfassenden Codereview, dadurch konnte die Qualität des Quelltextes erheblich gesteigert werden.</text:span></text:p>
      <text:p text:style-name="P17">1.4<text:tab/><text:span text:style-name="T85">Betriebliche Prozessschnittstellen</text:span></text:p>
      <text:p text:style-name="P89">Das gesammte Reservierungssystem wird von Grund auf neu entwickelt, daher existieren noch <text:soft-page-break/>keine Schnittstellen nach auss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text:span></text:p>
      <text:p text:style-name="P70">Da in der derzeitigen frühen Phase des Gesamtprojekts noch keine Datenverbindung zu den externen Datendiensten <text:span text:style-name="T52">ausgearbeitet</text:span> wurde, <text:span text:style-name="T55">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2">Die Serversoftware wurde mittels des Frameworks <text:span text:style-name="T21">Symfony3, einer open-source Software für MVC-Anwendungen (model-view-controller) ausgeführt, welche die Skriptsprache PHP (PHP: Hypertext Processor, rekursives Backronym) nutzt. Das verwendete DBMS (Database-Management-System) ist MySQL (ebenfalls open-source). Die Revisionierung der Software erfolgt </text:span><text:soft-page-break/><text:span text:style-name="T21">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94">2.2<text:tab/>Projektphasen und <text:span text:style-name="T11">Zeitplanung</text:span></text:p>
      <text:p text:style-name="P95">2.3<text:tab/>Eingesetzte Mittel</text:p>
      <text:p text:style-name="P96">2.4<text:tab/><text:span text:style-name="T96">Projektkosten</text:span></text:p>
      <text:p text:style-name="P31">3.<text:tab/>Analysephase</text:p>
      <text:p text:style-name="P32">In dieser Phase ging es im wesentlichen darum das gegeben<text:span text:style-name="T22">e grafische Konzept genau unter die Lupe zu nehmen. </text:span></text:p>
      <text:p text:style-name="P34">3.1<text:tab/>Analyse des grafischen Entwurfs</text:p>
      <text:p text:style-name="P34">Die Apps haben vom Aufbau her im oberen Bildschirmviertel d<text:span text:style-name="T43">as Hauptmenü</text:span>, im zweiten Bildschirmviertel d<text:span text:style-name="T43">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1">Es wurde zuerst eine kategorisierung der Daten nach Änderungshäufigkeit <text:span text:style-name="T86">vorgenommen</text:span>. Hierbei wurde festgestellt, daß es Daten gibt welche sich nur sehr selten Ändern und somit als statisch angenommen werden. </text:p>
      <text:p text:style-name="P51">Diese Daten sind unter Anderem die angebotenen Produkte, also Zimmerkategorie<text:span text:style-name="T87">n</text:span> sowie <text:span text:style-name="T88">die </text:span>Anzahl der jeweiligen Zimmer. Zu den optionalen Produkten zählen die Verpflegungen wie etwa Vollpension <text:span text:style-name="T89">und</text:span> Halbpension sowie die in einem eigenen <text:span text:style-name="T90">Unterm</text:span>enüpunkt aufgeführten Specials wie zum Beispiel Sektfrühstück oder eine Raftingtour. Diese Daten können beim Start der Apps vom Server abgefragt und auf den Apps gepuffert werden.</text:p>
      <text:p text:style-name="P51">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1"/>
      <text:p text:style-name="P33">3.2<text:tab/>Ermittlung der beteiligten Entitäten <text:span text:style-name="T48">und deren Beziehungen</text:span></text:p>
      <text:p text:style-name="P35">Aus dem grafischen Konzept <text:span text:style-name="T44">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2">Produkte gliedern sich auf in Zimmerkategorie (RoomType) und Zusatzprodukt (AdditionalProduct). Beides sind Spezialisierungen der <text:span text:style-name="T91">abstrakten </text:span>Oberklasse Product und gehen daher eine Vererbungsbeziehung ein. Hier fiel die Entscheidung auf die Verwendung des Begriffs der Zimmerkategorie und nicht des Zimmers selbst, da der Kunde nicht ein Bestimmtes Zimmer <text:soft-page-break/>reservieren möchte, sondern eines aus einer gegebenen Kategorie auswählt. </text:p>
      <text:p text:style-name="P36">Zusatzprodukte werden nochmals <text:span text:style-name="T46">k</text:span>ategorisiert in Boarding (Verpflegung) sowie Specials. Dies war wichtig, da die Apps diese Informationen zur Darstellung auch de<text:span text:style-name="T47">r</text:span> Untermenüs benötigen. </text:p>
      <text:p text:style-name="P37">Es wurde weiterhin die Klasse <text:span text:style-name="T45">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gibt ausserdem die Klasse Hotel mit den relevanten Hoteldaten wie z.B. E-Mail Adresse. </text:p>
      <text:p text:style-name="P40">Da der Nutzer während des Reservierungsvorgangs einen Warenkorb füllt, wurde die Klasse Cart ermittelt. Ein Produkt welches in den Warenkorb gelegt wird, wird zu einem Item. Im Warenkorb können mehrere <text:span text:style-name="T92">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49">r konnte ein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1">Produktdaten zurückgeliefert, welche unter Anderem die Produktkategorie, Produktbezeichnung, Anzeigetexte und Kapazitäten (wie viele Zimmer sind pro Kategorie vorhanden) beinhalten.</text:span></text:p>
      <text:p text:style-name="P44">Nun wählt der Nutzer d<text:span text:style-name="T54">as</text:span> gewünschte An- und Abreisedat<text:span text:style-name="T54">um</text:span> aus, worauf der <text:span text:style-name="T53">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2">trägt</text:span>. Dieser Schritt ist nötig, da eine Trennung von Darstellung und Geschäftslogik als Voraussetzung vereinbart wurde. </text:p>
      <text:p text:style-name="P45">Der Nutzer bestätigt da<text:span text:style-name="T63">raufhin</text:span> den Gesamtpreis und übermittelt den Warenkorb nochmals an den Proxy, ergänzt um persönliche Daten des Nutzers.</text:p>
      <text:p text:style-name="P45">Hiermit ist die Reservierung abgeschlossen, der Dialog zwischen Apps und Proxy beendet.</text:p>
      <text:p text:style-name="P31">4.<text:tab/>Entwurfsphase</text:p>
      <text:p text:style-name="P46">In dieser Phase ging es um die Erstellung von Diagrammen, die als Kommunikationsgrundlage dienen sowie um die Definition der JSON Objektstruktur.</text:p>
      <text:p text:style-name="P47">4.1<text:tab/>Erstellung der Diagramme</text:p>
      <text:p text:style-name="P47">Um ein besseres Verständnis des <text:span text:style-name="T56">Teilprojekts zu gewinnen wurde das Sequenzdiagramm des Dialogs zwischen Apps und Proxy sowie das Klassendiagramm der Anwendung erstellt. </text:span></text:p>
      <text:p text:style-name="P48">Da die Anwendung mittels Ojektrelationalem Mapper (Doctrine) auf die Datenbank zugreift war <text:soft-page-break/>eine manuelle Erstellung der Datenbank nicht nötig. Die Struktur der Datenbank wird mittels Annotationen im Quelltext der Modelle beschrieben und automatisch von Doctrine erzeugt. Die Datenbank dient somit der speicherung von Objekten. </text:p>
      <text:p text:style-name="P48">4.4<text:tab/>Definition der JSON Objektstruktur</text:p>
      <text:p text:style-name="P48">Hierbei war es wichtig die Datenstruktur möglichst einfach zu halten und sich an valides JSON zu halten.</text:p>
      <text:p text:style-name="P48">4.5<text:tab/>Definition der Endpunkte</text:p>
      <text:p text:style-name="P48">Aus der Analyse des Dialogs zwischen Apps und Proxy gehen vier Schritte hervor, die jeweils über eine <text:span text:style-name="T57">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49">Die URLs <text:span text:style-name="T60">wurden wie folgt benannt: initialdata, pricesandavailabilities, totalprice, order</text:span></text:p>
      <text:p text:style-name="P53">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69">zu</text:span> wurde ein leeres Git-Repository angelegt und anschliessend per clone-Operation auf den lokalen <text:span text:style-name="T66">Entwicklungsr</text:span>echner des Autors kopiert. <text:span text:style-name="T67">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68">herunterladen des Pakets und anschliessendem erzeugen eines neuen Symfony-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 wurde auf die jeweilige MySQL Instanz vorgenommen. </text:p>
      <text:p text:style-name="P58">5.2<text:tab/>Implementierung der Modelle</text:p>
      <text:p text:style-name="P68">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0">Attribute</text:span> der Modelle <text:span text:style-name="T70">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text:span><text:soft-page-break/><text:span text:style-name="T30">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Anschliessend werden diese Produkte serialisiert, </text:span><text:span text:style-name="T41">in </text:span><text:span text:style-name="T36">eine JSON-Struktur gebracht und an die Apps ausgeliefert. </text:span></text:p>
      <text:p text:style-name="P67"><text:span text:style-name="T36">D</text:span><text:span text:style-name="T26">er zweite Controller </text:span><text:span text:style-name="T37">erhält von den Apps An- und Abreisedatum im Header der Nachricht. <text:s/></text:span></text:p>
      <text:p text:style-name="P69"><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1">Im dritten Controller wird der von den Apps <text:span text:style-name="T72">gelieferte </text:span>Warenkorb <text:span text:style-name="T73">als JSON-Objekt angenommen </text:span>und gibt den Gesamtpreis zurück.</text:p>
      <text:p text:style-name="P73">Der vierte und letzte Controller <text:span text:style-name="T74">erhält ebenfalls den Warenkorb im Body, ergänzt um persönliche Informationen des Nutzers und verschickt einerseits eine Email mit den Reservierungsdaten an das Hotel und gibt andererseits einen Status an die Apps zurück.</text:span></text:p>
      <text:p text:style-name="P81">Alle Controller geben zusätzlich entsprechende HTTP Statusmeldungen an die Apps zurück.</text:p>
      <text:p text:style-name="P72">5.4<text:tab/>Implementierung der Testdaten</text:p>
      <text:p text:style-name="P74">Die Datenbank wurde mit Testdaten gefüllt die den Abbildungen des gra<text:span text:style-name="T76">f</text:span>ischen Konzepts entsprechen. In die Preistabelle wurden probehalber Änderungen eingefügt um die Zeitabhängigkeit der Daten darstellen und die <text:span text:style-name="T77">K</text:span>orrektheit der Algorithmen darstellen <text:span text:style-name="T78">und testen </text:span>zu können. Das Symfony<text:span text:style-name="T80">3</text:span> Framework bietet hierfür die <text:span text:style-name="T75">sogenannten </text:span>DataFixtures an, über welche die Daten via Kommandozeilenschnittstelle geladen werden können. </text:p>
      <text:p text:style-name="P75">Die Daten entsprechen in etwa einem kleinen Hotel mit unterschiedlichen Zimmerkategorien, verschiedenen Verpflegungsarten und einigen Zusatzangeboten. </text:p>
      <text:p text:style-name="P76">6.<text:tab/>Qualitätsmanagement</text:p>
      <text:p text:style-name="P76"/>
      <text:p text:style-name="P77">6.1<text:tab/>Fehlerbehebung</text:p>
      <text:p text:style-name="P78">Das Teilprojekt wurde mittels der integrierten Entwicklungsumgebung (IDE) Netbeans 8.1 erstellt. Da die IDE Rechtschreibfehler zeitnah meldet, ist eine syntaktisch fehlerfreie Erstellung des Quelltextes möglich gewesen. </text:p>
      <text:p text:style-name="P79">Symfony<text:span text:style-name="T79">3</text:span> bietet ebenfalls einen eingebauten Debugger an, der Fehler und Unstimmigkeiten während der Ausführung meldet. Somit konnten Fehlerbehebungen währen des Erstellens der Anwendung durchgeführt werden. </text:p>
      <text:p text:style-name="P80"><text:soft-page-break/>6.2<text:tab/>Code<text:span text:style-name="T81">r</text:span>eview</text:p>
      <text:p text:style-name="P84">In diesem Phasenabschnitt wurde Herr Blohm zur Durchsicht des Quelltextes mit einbezogen. Dadurch <text:span text:style-name="T97">zeigten sich</text:span> einige formelle Unstimmigkeiten, insbesondere bei den Datentypen der Datenbank sowie bei der Benennung von Funktionen und Variablen. Durch entsprechende Korrekturen wurde der Quelltext wesentlich lesbarer und <text:span text:style-name="T82">ü</text:span>bersichtlicher.</text:p>
      <text:p text:style-name="P83">7.<text:tab/>Einführungsphase</text:p>
      <text:p text:style-name="P91">Der Code wurde laufend auf den Produktionsserver geschoben. Dadurch daß dort ein Git-Repository vorhanden ist, ist eine einfache push Operation seitens des Entwicklungsrechners nötig. Git baut hierbei eine sichere ssh-Verbindung mit dem Server auf und aktualisiert das entfernte Repository auf dem Server. Da lediglich ein Entwicklungszweig im Repository vorhanden ist, wird gleichfalls das Verzeichnis mit allen Dateien aktualisiert.</text:p>
      <text:p text:style-name="P92">Mittels eines Terminalemulators erfolgt anschliessend ein <text:span text:style-name="T93">einloggen auf dem Server, ein kleines selbstgeschriebenes Skript wird ausgeführt und richtet die Datenbank mit den Testdaten daraufhin ein. </text:span></text:p>
      <text:p text:style-name="P93">Herr Korth, welcher die App für das <text:span text:style-name="T95">B</text:span>etriebssystem iOS entwickelt, wurde informiert und k<text:span text:style-name="T94">ann </text:span>nun die Schnittstellen nutzen.</text:p>
      <text:p text:style-name="P85">8.<text:tab/>Projektergebnisse</text:p>
      <text:p text:style-name="P86">8.1<text:tab/><text:span text:style-name="T83">Soll- Istvergleich</text:span></text:p>
      <text:p text:style-name="P87">8.2<text:tab/>Fazit</text:p>
      <text:p text:style-name="P83"/>
      <text:p text:style-name="P54"/>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9M21S</meta:editing-duration>
    <meta:editing-cycles>281</meta:editing-cycles>
    <meta:generator>LibreOffice/5.1.2.2$Windows_X86_64 LibreOffice_project/d3bf12ecb743fc0d20e0be0c58ca359301eb705f</meta:generator>
    <dc:date>2016-05-25T17:02:07.498000000</dc:date>
    <meta:document-statistic meta:table-count="0" meta:image-count="0" meta:object-count="0" meta:page-count="10" meta:paragraph-count="147" meta:word-count="2560" meta:character-count="19717" meta:non-whitespace-character-count="17221"/>
    <meta:user-defined meta:name="Info 1"/>
    <meta:user-defined meta:name="Info 2"/>
    <meta:user-defined meta:name="Info 3"/>
    <meta:user-defined meta:name="Info 4"/>
  </office:meta>
</office:document-meta>
</file>